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宋体" svg:font-family="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Preformatted_20_Text"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1384291" text:style-name="L1">
        <text:list-item>
          <text:p text:style-name="P1">Dorita Garay a punto de ser torturada</text:p>
        </text:list-item>
        <text:list-item>
          <text:p text:style-name="P1">Hay un sicario de fotos amenazando a Daniela Franco</text:p>
        </text:list-item>
        <text:list-item>
          <text:p text:style-name="P1">Daniela Franco se encuentra una foto en la calle, la incorpora a un proyecto, le pide a sus amigos que le escriban las historias</text:p>
        </text:list-item>
        <text:list-item>
          <text:p text:style-name="P1">Hay sicarios especializados en destruir fotos</text:p>
        </text:list-item>
        <text:list-item>
          <text:p text:style-name="P1">Hay aparatos fotográficos que, si los usas en gente agonizante, captan a la persona de manera tan intensa que el retrato sigue envejeciendo. </text:p>
        </text:list-item>
      </text:list>
      <text:p text:style-name="Standard"/>
      <text:p text:style-name="Standard"/>
      <text:p text:style-name="Standard">ESTA ES LA HISTORIA DE LA DESTRUCCIÓN DE UNA FOTO. </text:p>
      <text:p text:style-name="Standard">ESTA ES LA HISTORIA DE UN TIPO ESPECIALIZADO EN LA DESTRUCCIÓN DE FOTOS. ESTA ES LA HISTORIA DE UNA ARTISTA QUE SE ENCUENTRA UNA FOTO EN LA CALLE, LA PONE EN SU SITIO INTERNET. </text:p>
      <text:p text:style-name="Standard">ESTA ES LA HISTORIA DE UN TIPO QUE AMENAZA A UNA ARTISTA QUE PUSO EN UN SITIO INTERNET UNA FOTOGRAFÍA. </text:p>
      <text:p text:style-name="Standard">ESTA ES LA HISTORIA DE UNA FOTOGRAFÍA QUE ENVEJECE DESPUÉS DE MUERTO EL FOTOGRAFIADO. </text:p>
      <text:p text:style-name="Standard">ESTA ES LA HISTORIA DE UN MECANISMO PARA HACER FOTOS DE GENTE QUE AGONIZA: FOTOS QUE ENVEJECEN EN LUGAR DEL AGONIZADO</text:p>
      <text:p text:style-name="Standard">LA PLATA ES UN MATERIAL SENSIBLE AL SUFRIMIENTO</text:p>
      <text:p text:style-name="Standard">EL SUFRIMIENTO SE IMPRIME EN LA PLATA</text:p>
      <text:p text:style-name="Standard">EL FOTOMATÓN ES VICENTE</text:p>
      <text:h text:style-name="Heading_20_1" text:outline-level="1">COMPARATIVO</text:h>
      <text:p text:style-name="Text_20_body"/>
      <table:table table:name="Table1" table:style-name="Table1">
        <table:table-column table:style-name="Table1.A"/>
        <table:table-column table:style-name="Table1.B"/>
        <table:table-row>
          <table:table-cell table:style-name="Table1.A1" office:value-type="string">
            <text:p text:style-name="Table_20_Contents">1) Basil pinta a Dorian. Basil está enamorado de Dorian. Llega Harry. Harry es un cínico. Harry corrompe a Dorian con su conversación mientras Basil lo pinta. Basil registra el momento exacto en que la belleza de Dorian está siendo corrompida por las ideas de Harry. </text:p>
          </table:table-cell>
          <table:table-cell table:style-name="Table1.B1" office:value-type="string">
            <text:p text:style-name="Table_20_Contents">Basil = Alejandro (el artista bueno)</text:p>
            <text:p text:style-name="Table_20_Contents">Harry = Jorge (el idealista malo)</text:p>
            <text:p text:style-name="Table_20_Contents">Dorian = Dora (la víctima hija de puta que se corrompe)</text:p>
            <text:p text:style-name="Table_20_Contents"/>
            <text:p text:style-name="Table_20_Contents">1) Alejandro está tomando una foto de Dora durante su tortura. El torturador se llama Victor. Jorge es el comanditario de la tortura. Víctor tiene una empresa proveedora de servicios de tortura. Alejandro hace la foto. Alejandro está enamorado de Dora. El comanditario la tortura para saber con quién se fue a Kizkalesi. Dora no dice la verdad. Dora se muere. </text:p>
          </table:table-cell>
        </table:table-row>
        <table:table-row>
          <table:table-cell table:style-name="Table1.A2" office:value-type="string">
            <text:p text:style-name="Table_20_Contents">2) Harry y Dorian se hacen amigos. Harry avasalla con sus ideas a Dorian. <text:s/></text:p>
          </table:table-cell>
          <table:table-cell table:style-name="Table1.B2" office:value-type="string">
            <text:p text:style-name="Table_20_Contents"/>
          </table:table-cell>
        </table:table-row>
        <table:table-row>
          <table:table-cell table:style-name="Table1.A2" office:value-type="string">
            <text:p text:style-name="Table_20_Contents">3) Harry descubre el pasado de Dorian. Es hijo de un romance verdadero malogrado. </text:p>
          </table:table-cell>
          <table:table-cell table:style-name="Table1.B2" office:value-type="string">
            <text:p text:style-name="Table_20_Contents"/>
          </table:table-cell>
        </table:table-row>
        <table:table-row>
          <table:table-cell table:style-name="Table1.A2" office:value-type="string">
            <text:p text:style-name="Table_20_Contents">4) Dorian se enamora de Sibyl, que hace de julieta, imogen, personaje de Shakespeare</text:p>
          </table:table-cell>
          <table:table-cell table:style-name="Table1.B2" office:value-type="string">
            <text:p text:style-name="Table_20_Contents"/>
          </table:table-cell>
        </table:table-row>
        <table:table-row>
          <table:table-cell table:style-name="Table1.A2" office:value-type="string">
            <text:p text:style-name="Table_20_Contents">5) Sybil es muy pobre. Sybil despide a su hermano menor, que se va a vivir a Austrialia. El amor hace feliz a Sybil. Prince Charming. </text:p>
          </table:table-cell>
          <table:table-cell table:style-name="Table1.B2" office:value-type="string">
            <text:p text:style-name="Table_20_Contents"/>
          </table:table-cell>
        </table:table-row>
        <table:table-row>
          <table:table-cell table:style-name="Table1.A2" office:value-type="string">
            <text:p text:style-name="Table_20_Contents">5) Sybil actúa frente a Dorian y Harry. Actúa muy mal. Dorian la deja de amar. </text:p>
          </table:table-cell>
          <table:table-cell table:style-name="Table1.B2" office:value-type="string">
            <text:p text:style-name="Table_20_Contents"/>
          </table:table-cell>
        </table:table-row>
        <text:soft-page-break/>
        <table:table-row>
          <table:table-cell table:style-name="Table1.A2" office:value-type="string">
            <text:p text:style-name="Table_20_Contents">7) Sybil se explica ante Dorian: ella creía que Sheakespeare era verdadero porque no conocía la verdadera intensidad de la vida. La realidad del amor por Dorian hace palidecer a Shakespeare: el arte ya <text:s/>no importa. </text:p>
          </table:table-cell>
          <table:table-cell table:style-name="Table1.B2" office:value-type="string">
            <text:p text:style-name="Table_20_Contents"/>
          </table:table-cell>
        </table:table-row>
        <table:table-row>
          <table:table-cell table:style-name="Table1.A2" office:value-type="string">
            <text:p text:style-name="Table_20_Contents">8) Dorian abandona a Sybil con lujo de crueldad. </text:p>
          </table:table-cell>
          <table:table-cell table:style-name="Table1.B2" office:value-type="string">
            <text:p text:style-name="Table_20_Contents"/>
          </table:table-cell>
        </table:table-row>
        <table:table-row>
          <table:table-cell table:style-name="Table1.A2" office:value-type="string">
            <text:p text:style-name="Table_20_Contents">9) Dorian camina or la ciudad. Al llegar a su casa, cuál es su horror al constatar que su retrato ha empezado a cambiar, adoptando un gesto de crueldad. </text:p>
          </table:table-cell>
          <table:table-cell table:style-name="Table1.B2" office:value-type="string">
            <text:p text:style-name="Table_20_Contents"/>
          </table:table-cell>
        </table:table-row>
        <table:table-row>
          <table:table-cell table:style-name="Table1.A2" office:value-type="string">
            <text:p text:style-name="Table_20_Contents">10) Dorian se arrepiente de sus actos. Quiere recuperar a Sybil, pero llega Harry y le avisa que Sybil se suicidó. Dorian sufre, pero las ideas tóxicas de Harry lo convencen de pasar la tragedia por alto. </text:p>
          </table:table-cell>
          <table:table-cell table:style-name="Table1.B2" office:value-type="string">
            <text:p text:style-name="Table_20_Contents"/>
          </table:table-cell>
        </table:table-row>
        <table:table-row>
          <table:table-cell table:style-name="Table1.A2" office:value-type="string">
            <text:p text:style-name="Table_20_Contents">11) Basil visita a Dorian. Se horroriza de su indiferencia ante la muerte de Sybil. Le pide el retrato para una exposición que tiene en París. Dorian se horroriza. Dorian manipula a Basil para que este no exhiba el relato. « La función del arte es desaparecer (esconder) al artista ». </text:p>
          </table:table-cell>
          <table:table-cell table:style-name="Table1.B2" office:value-type="string">
            <text:p text:style-name="Table_20_Contents"/>
          </table:table-cell>
        </table:table-row>
        <table:table-row>
          <table:table-cell table:style-name="Table1.A2" office:value-type="string">
            <text:p text:style-name="Table_20_Contents">12) Dorian esconde el retrato. Lo esconde en el lugar donde guardaba su infancia. Dorian lee A Rebours, de Huysmans, un libro que le regaló Lord Henry. {{Anéctoda: Wilde regresó a Londres desde París para cambiarle el nombre a un personaje: el enmarcador se llamaba Ashton, Wilde dice que ese es nombre de caballero, y le pone Hubbard, que es más apropiado para un comerciante.}} </text:p>
          </table:table-cell>
          <table:table-cell table:style-name="Table1.B2" office:value-type="string">
            <text:p text:style-name="Table_20_Contents"/>
          </table:table-cell>
        </table:table-row>
        <table:table-row>
          <table:table-cell table:style-name="Table1.A2" office:value-type="string">
            <text:p text:style-name="Table_20_Contents">13) Aburrimiento. Dorian lee a Huysmans y enlista de manera larga y aburrida sus deseos, sus posesiones: la traza de su aburrimiento. </text:p>
          </table:table-cell>
          <table:table-cell table:style-name="Table1.B2" office:value-type="string">
            <text:p text:style-name="Table_20_Contents"/>
          </table:table-cell>
        </table:table-row>
        <table:table-row>
          <table:table-cell table:style-name="Table1.A2" office:value-type="string">
            <text:p text:style-name="Table_20_Contents">14) En la víspera de su cumpleaños, Dorian mata a Basil antes de tomar el tren. Antes de asesinarlo, lo lleva a ver el retrato. « Es demasiado tarde. Las palabras han dejado de significar para mí » dice Dorian. </text:p>
          </table:table-cell>
          <table:table-cell table:style-name="Table1.B2" office:value-type="string">
            <text:p text:style-name="Table_20_Contents"/>
          </table:table-cell>
        </table:table-row>
        <table:table-row>
          <table:table-cell table:style-name="Table1.A2" office:value-type="string">
            <text:p text:style-name="Table_20_Contents">15) Dorian lee a Gautier, Baudelaire, un poema sobre Venecia, recuerda que fue con Basil a Venecia. Dorian llama al químico (Cambell). Le muestra el retrato, que está húmedo de sangre. Singleton trae su equipo de desaparición de cuerpos. El poder de manipulación de Dorian es tal que amenaza y fuerza a Campbell a ayudarle. </text:p>
          </table:table-cell>
          <table:table-cell table:style-name="Table1.B2" office:value-type="string">
            <text:p text:style-name="Table_20_Contents"/>
          </table:table-cell>
        </table:table-row>
        <table:table-row>
          <table:table-cell table:style-name="Table1.A2" office:value-type="string">
            <text:p text:style-name="Table_20_Contents">16) Fiestita en casa de la condesa. No pasa nada, salvo el peso de los dos secretos: el retrato y el <text:soft-page-break/>asesinato del artista. </text:p>
          </table:table-cell>
          <table:table-cell table:style-name="Table1.B2" office:value-type="string">
            <text:p text:style-name="Table_20_Contents"/>
          </table:table-cell>
        </table:table-row>
        <table:table-row>
          <table:table-cell table:style-name="Table1.A2" office:value-type="string">
            <text:p text:style-name="Table_20_Contents">17) Dorian va a consolarse a los picaderos donde se fuma opio. Se encuentra a Singleton, que lo denuncia como Prince Charming. El hermano de Sybil, James Vane lo escucha y lo sigue, lo amenaza en un puente, pero al ver su juventud prístina piensa en una confusión y lo perdona. </text:p>
          </table:table-cell>
          <table:table-cell table:style-name="Table1.B2" office:value-type="string">
            <text:p text:style-name="Table_20_Contents"/>
          </table:table-cell>
        </table:table-row>
        <table:table-row>
          <table:table-cell table:style-name="Table1.A2" office:value-type="string">
            <text:p text:style-name="Table_20_Contents">18) Dorian se retira a su dominio de Selby Royal, donde encuentra a la bella Gládys, que aburrida de su esposo se enamora de él. Dorian se desmaya durante una conversación, cuando Harry le dice que le encantaria conocer a un asesino. Durante la cena, Dorian cree ver el rostro de James Vane en la ventana « colgado como un trapo ». Al día siguiente, durante la caza, Dorian le dice al tirador que no mate al conejo. El tirador no le hace caso y dispara, matando al hermano de Sybil. </text:p>
          </table:table-cell>
          <table:table-cell table:style-name="Table1.B2" office:value-type="string">
            <text:p text:style-name="Table_20_Contents"/>
          </table:table-cell>
        </table:table-row>
      </table:table>
      <text:p text:style-name="Text_20_body"/>
      <text:h text:style-name="Heading_20_1" text:outline-level="1">DESCARTES</text:h>
      <text:p text:style-name="Standard">El retrato de Soña Juliana</text:p>
      <text:p text:style-name="Standard"/>
      <text:p text:style-name="Standard">Personajes : el funcionario (torturador), la empresaria (narco mayor), la torturada( científica que regresó a México para salvar a su país), el narrador (ex novio de la científica que se quedó en Francia y que vive becado por la empresaria). </text:p>
      <text:p text:style-name="Standard"/>
      <text:p text:style-name="Standard">Inicio : </text:p>
      <text:p text:style-name="Standard">Es el retrato de una muerta. Ha ido envejeciendo. Envejeció bien. </text:p>
      <text:p text:style-name="Standard"/>
      <text:p text:style-name="Standard">Fin : </text:p>
      <text:p text:style-name="Standard">Esta carta es una amenaza de muerte. O quita el retrato de su sitio inernet o mañana mismo le apagamos el sitio, el balaceamos la galería y le matamos a su perro. </text:p>
      <text:p text:style-name="Standard"/>
      <text:p text:style-name="Standard">Primera parte : Somos dos estudiantes mexicanos. Ella se regresa. Él se queda. Se separan. A ella la detienen, la torturan, la matan, disuelven su cuerpo en ácido. Encuentran su ADN en un vertedero común. A él le llega una foto por correo. Ella expresa un deseo con respecto a la foto. Después de su muerte, la foto comienza a envejecer. </text:p>
      <text:p text:style-name="Standard"/>
      <text:p text:style-name="Standard">Segunda parte : De alguna manera, el narrador sabe quien la mató. El funcionario asesino y la empresaria montan una colaboración, ganan elecciones, llegan al poder. La asesina un amigo. Un amigo que vino de visita, que la deseó y que cuando regresó perdió su trabajo y se hizo funcionario. Trabaja para una empresaria. Disuelve gente. El personaje principal es ese funcionario (inspirado en XX : alguien con quien ella había tenido que ver). </text:p>
      <text:p text:style-name="Standard"/>
      <text:p text:style-name="Standard">Tercera parte : al funcionario le va bien, la foto envejece feliz. Al narrador le va mal. No quiere regresar. XX le pide que trabaje para él. Trabajando para él es cuando descubre que a la torturada la torturaron, vejaron, mataron y disolvieron en ácido. (En México hay empresas que a eso se dedican). Él tiene que elegir. La situación es difícil. Decide trabajar para ellos. Tira la foto. </text:p>
      <text:p text:style-name="Standard"/>
      <text:p text:style-name="Standard"><text:soft-page-break/>Cuarta parte : yo no sé donde recuperó usted esa foto, pero queremos que la saque de la exposición. A eso me dedico yo aquí : a amenazar personas. Otros ejecutan las amenazas. Vivimos la vejez de las personas de las que nos hicimos cargo. Nos va bien porque no hay justicia, nadie nos condena. Las cámaras se llaman perdonadoras. Son unas cámaras que inventaron los rusos (como las locomía, logofrenia, las de sabrina) y cuyo objetivo perdona al fotógrafo. Nos hicimos cargo de ellos y ahora vivimos una buena vida. Pensamos en ellos. De todos modos, somos demasiados en el mundo. Los más fuertes tenemos que sobrevivir pensando en quienes hicimos a un lado para poder tener espacio para vivir mejor. El narrador mata a la lectora. Bum. </text:p>
      <text:p text:style-name="Standard"/>
      <text:p text:style-name="Standard">FRAGMENTOS ÚTILES A PARTIR DE TODO LO ANTERIOR</text:p>
      <text:p text:style-name="Standard"/>
      <text:list xml:id="list1965538618" text:style-name="L2">
        <text:list-item>
          <text:p text:style-name="P2">No queremos decir con esto que se trate de un anciano, simplemente de un hombre cuyo tiempo de latencia entre dos eyaculaciones sobrepasa las veinticuatro horas.</text:p>
        </text:list-item>
        <text:list-item>
          <text:p text:style-name="P2">(Por ahí habría que empezar el retrato de todos los hombres.)</text:p>
        </text:list-item>
        <text:list-item>
          <text:p text:style-name="P2">para ubicar a un personaje literario en París siendo consecuentes con el lugar común sólo existen esas dos opciones sociales: la nobleza o la buhardilla).</text:p>
        </text:list-item>
        <text:list-item>
          <text:p text:style-name="P2">Los ciegos sólo tienen ojos para el espacio exterior</text:p>
        </text:list-item>
        <text:list-item>
          <text:p text:style-name="P2">para ubicar a un personaje literario en París siendo consecuentes con el lugar común sólo existen esas dos opciones sociales: la nobleza o la buhardilla).</text:p>
        </text:list-item>
      </text:list>
      <text:p text:style-name="Standard"/>
      <text:p text:style-name="Standard"/>
      <text:h text:style-name="Heading_20_1" text:outline-level="1"><tex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宋体" svg:font-family="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宋体"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1T11:56:22</meta:creation-date>
    <dc:date>2011-08-21T10:52:45</dc:date>
    <meta:editing-duration>PT4H15M41S</meta:editing-duration>
    <meta:editing-cycles>7</meta:editing-cycles>
    <meta:generator>LibreOffice/3.3$Linux LibreOffice_project/330m19$Build-202</meta:generator>
    <meta:document-statistic meta:table-count="1" meta:image-count="0" meta:object-count="0" meta:page-count="4" meta:paragraph-count="54" meta:word-count="1452" meta:character-count="8172"/>
  </office:meta>
</office:document-meta>
</file>